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3.711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3.004cm"/>
    </style:style>
    <style:style style:name="co5" style:family="table-column">
      <style:table-column-properties fo:break-before="auto" style:column-width="3.221cm"/>
    </style:style>
    <style:style style:name="co6" style:family="table-column">
      <style:table-column-properties fo:break-before="auto" style:column-width="3.57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xperiment_2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Topologia</text:p>
          </table:table-cell>
          <table:table-cell office:value-type="string" calcext:value-type="string">
            <text:p>Makespan(min)</text:p>
          </table:table-cell>
          <table:table-cell office:value-type="string" calcext:value-type="string">
            <text:p>Energia Total (Kj)</text:p>
          </table:table-cell>
          <table:table-cell office:value-type="string" calcext:value-type="string">
            <text:p>Energia Verde (kJ)</text:p>
          </table:table-cell>
          <table:table-cell office:value-type="string" calcext:value-type="string">
            <text:p><text:s/>Energia Marrom (Kj)</text:p>
          </table:table-cell>
          <table:table-cell office:value-type="string" calcext:value-type="string">
            <text:p>Makespan(min)</text:p>
          </table:table-cell>
          <table:table-cell office:value-type="string" calcext:value-type="string">
            <text:p>Energia Total (Kj)</text:p>
          </table:table-cell>
          <table:table-cell office:value-type="string" calcext:value-type="string">
            <text:p>Energia Verde (kJ)</text:p>
          </table:table-cell>
          <table:table-cell office:value-type="string" calcext:value-type="string">
            <text:p><text:s/>Energia Marrom (Kj)</text:p>
          </table:table-cell>
          <table:table-cell office:value-type="string" calcext:value-type="string">
            <text:p>Makespan(min)</text:p>
          </table:table-cell>
          <table:table-cell office:value-type="string" calcext:value-type="string">
            <text:p>Energia Total (Kj)</text:p>
          </table:table-cell>
          <table:table-cell office:value-type="string" calcext:value-type="string">
            <text:p>Energia Verde (kJ)</text:p>
          </table:table-cell>
          <table:table-cell office:value-type="string" calcext:value-type="string">
            <text:p><text:s/>Energia Marrom (Kj)</text:p>
          </table:table-cell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heft_test</text:p>
          </table:table-cell>
          <table:table-cell office:value-type="float" office:value="59.41" calcext:value-type="float">
            <text:p>59.41</text:p>
          </table:table-cell>
          <table:table-cell office:value-type="float" office:value="2996.92" calcext:value-type="float">
            <text:p>2996.92</text:p>
          </table:table-cell>
          <table:table-cell office:value-type="float" office:value="590.13" calcext:value-type="float">
            <text:p>590.13</text:p>
          </table:table-cell>
          <table:table-cell office:value-type="float" office:value="2406.79" calcext:value-type="float">
            <text:p>2406.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moheft_energy</text:p>
          </table:table-cell>
          <table:table-cell office:value-type="float" office:value="60.35" calcext:value-type="float">
            <text:p>60.35</text:p>
          </table:table-cell>
          <table:table-cell office:value-type="float" office:value="3712.64" calcext:value-type="float">
            <text:p>3712.64</text:p>
          </table:table-cell>
          <table:table-cell office:value-type="float" office:value="557.59" calcext:value-type="float">
            <text:p>557.59</text:p>
          </table:table-cell>
          <table:table-cell office:value-type="float" office:value="3155.05" calcext:value-type="float">
            <text:p>3155.05</text:p>
          </table:table-cell>
          <table:table-cell office:value-type="float" office:value="101.99" calcext:value-type="float">
            <text:p>101.99</text:p>
          </table:table-cell>
          <table:table-cell office:value-type="float" office:value="1521.95" calcext:value-type="float">
            <text:p>1521.95</text:p>
          </table:table-cell>
          <table:table-cell office:value-type="float" office:value="359.62" calcext:value-type="float">
            <text:p>359.62</text:p>
          </table:table-cell>
          <table:table-cell office:value-type="float" office:value="1162.32" calcext:value-type="float">
            <text:p>1162.32</text:p>
          </table:table-cell>
          <table:table-cell office:value-type="float" office:value="102" calcext:value-type="float">
            <text:p>102</text:p>
          </table:table-cell>
          <table:table-cell office:value-type="float" office:value="1513.01" calcext:value-type="float">
            <text:p>1513.01</text:p>
          </table:table-cell>
          <table:table-cell office:value-type="float" office:value="359.21" calcext:value-type="float">
            <text:p>359.21</text:p>
          </table:table-cell>
          <table:table-cell office:value-type="float" office:value="1153.79" calcext:value-type="float">
            <text:p>1153.79</text:p>
          </table:table-cell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moheft_green_energy</text:p>
          </table:table-cell>
          <table:table-cell office:value-type="float" office:value="60.01" calcext:value-type="float">
            <text:p>60.01</text:p>
          </table:table-cell>
          <table:table-cell office:value-type="float" office:value="4246.74" calcext:value-type="float">
            <text:p>4246.74</text:p>
          </table:table-cell>
          <table:table-cell office:value-type="float" office:value="881.74" calcext:value-type="float">
            <text:p>881.74</text:p>
          </table:table-cell>
          <table:table-cell office:value-type="float" office:value="3365" calcext:value-type="float">
            <text:p>3365</text:p>
          </table:table-cell>
          <table:table-cell office:value-type="float" office:value="156.71" calcext:value-type="float">
            <text:p>156.71</text:p>
          </table:table-cell>
          <table:table-cell office:value-type="float" office:value="2918.57" calcext:value-type="float">
            <text:p>2918.57</text:p>
          </table:table-cell>
          <table:table-cell office:value-type="float" office:value="2760.36" calcext:value-type="float">
            <text:p>2760.36</text:p>
          </table:table-cell>
          <table:table-cell office:value-type="float" office:value="158.21" calcext:value-type="float">
            <text:p>158.21</text:p>
          </table:table-cell>
          <table:table-cell office:value-type="float" office:value="158.78" calcext:value-type="float">
            <text:p>158.78</text:p>
          </table:table-cell>
          <table:table-cell office:value-type="float" office:value="2861.46" calcext:value-type="float">
            <text:p>2861.46</text:p>
          </table:table-cell>
          <table:table-cell office:value-type="float" office:value="2713.64" calcext:value-type="float">
            <text:p>2713.64</text:p>
          </table:table-cell>
          <table:table-cell office:value-type="float" office:value="147.82" calcext:value-type="float">
            <text:p>147.82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string" calcext:value-type="string">
            <text:p>heft_test</text:p>
          </table:table-cell>
          <table:table-cell office:value-type="float" office:value="192.97" calcext:value-type="float">
            <text:p>192.97</text:p>
          </table:table-cell>
          <table:table-cell office:value-type="float" office:value="14338.14" calcext:value-type="float">
            <text:p>14338.14</text:p>
          </table:table-cell>
          <table:table-cell office:value-type="float" office:value="3727.42" calcext:value-type="float">
            <text:p>3727.42</text:p>
          </table:table-cell>
          <table:table-cell office:value-type="float" office:value="10610.71" calcext:value-type="float">
            <text:p>10610.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ft</text:p>
          </table:table-cell>
          <table:table-cell office:value-type="string" calcext:value-type="string">
            <text:p>moheft_energy</text:p>
          </table:table-cell>
          <table:table-cell office:value-type="float" office:value="193.02" calcext:value-type="float">
            <text:p>193.02</text:p>
          </table:table-cell>
          <table:table-cell office:value-type="float" office:value="20047.69" calcext:value-type="float">
            <text:p>20047.69</text:p>
          </table:table-cell>
          <table:table-cell office:value-type="float" office:value="4301.29" calcext:value-type="float">
            <text:p>4301.29</text:p>
          </table:table-cell>
          <table:table-cell office:value-type="float" office:value="15746.4" calcext:value-type="float">
            <text:p>15746.4</text:p>
          </table:table-cell>
          <table:table-cell office:value-type="float" office:value="314.86" calcext:value-type="float">
            <text:p>314.86</text:p>
          </table:table-cell>
          <table:table-cell office:value-type="float" office:value="9467.44" calcext:value-type="float">
            <text:p>9467.44</text:p>
          </table:table-cell>
          <table:table-cell office:value-type="float" office:value="4111.96" calcext:value-type="float">
            <text:p>4111.96</text:p>
          </table:table-cell>
          <table:table-cell office:value-type="float" office:value="5355.48" calcext:value-type="float">
            <text:p>5355.48</text:p>
          </table:table-cell>
          <table:table-cell office:value-type="float" office:value="315.86" calcext:value-type="float">
            <text:p>315.86</text:p>
          </table:table-cell>
          <table:table-cell office:value-type="float" office:value="9452.08" calcext:value-type="float">
            <text:p>9452.08</text:p>
          </table:table-cell>
          <table:table-cell office:value-type="float" office:value="4099.09" calcext:value-type="float">
            <text:p>4099.09</text:p>
          </table:table-cell>
          <table:table-cell office:value-type="float" office:value="5352.99" calcext:value-type="float">
            <text:p>5352.99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string" calcext:value-type="string">
            <text:p>moheft_green_energy</text:p>
          </table:table-cell>
          <table:table-cell office:value-type="float" office:value="194.3" calcext:value-type="float">
            <text:p>194.3</text:p>
          </table:table-cell>
          <table:table-cell office:value-type="float" office:value="19680.01" calcext:value-type="float">
            <text:p>19680.01</text:p>
          </table:table-cell>
          <table:table-cell office:value-type="float" office:value="5032.75" calcext:value-type="float">
            <text:p>5032.75</text:p>
          </table:table-cell>
          <table:table-cell office:value-type="float" office:value="14647.25" calcext:value-type="float">
            <text:p>14647.25</text:p>
          </table:table-cell>
          <table:table-cell office:value-type="float" office:value="195.81" calcext:value-type="float">
            <text:p>195.81</text:p>
          </table:table-cell>
          <table:table-cell office:value-type="float" office:value="19631.57" calcext:value-type="float">
            <text:p>19631.57</text:p>
          </table:table-cell>
          <table:table-cell office:value-type="float" office:value="5111.11" calcext:value-type="float">
            <text:p>5111.11</text:p>
          </table:table-cell>
          <table:table-cell office:value-type="float" office:value="14520.47" calcext:value-type="float">
            <text:p>14520.47</text:p>
          </table:table-cell>
          <table:table-cell office:value-type="float" office:value="489.32" calcext:value-type="float">
            <text:p>489.32</text:p>
          </table:table-cell>
          <table:table-cell office:value-type="float" office:value="11582.71" calcext:value-type="float">
            <text:p>11582.71</text:p>
          </table:table-cell>
          <table:table-cell office:value-type="float" office:value="11031.08" calcext:value-type="float">
            <text:p>11031.08</text:p>
          </table:table-cell>
          <table:table-cell office:value-type="float" office:value="551.62" calcext:value-type="float">
            <text:p>551.62</text:p>
          </table:table-cell>
        </table:table-row>
        <table:table-row table:style-name="ro1">
          <table:table-cell office:value-type="string" calcext:value-type="string">
            <text:p>nearest</text:p>
          </table:table-cell>
          <table:table-cell office:value-type="string" calcext:value-type="string">
            <text:p>heft_test</text:p>
          </table:table-cell>
          <table:table-cell office:value-type="float" office:value="196.3" calcext:value-type="float">
            <text:p>196.3</text:p>
          </table:table-cell>
          <table:table-cell office:value-type="float" office:value="14479.88" calcext:value-type="float">
            <text:p>14479.88</text:p>
          </table:table-cell>
          <table:table-cell office:value-type="float" office:value="3869.62" calcext:value-type="float">
            <text:p>3869.62</text:p>
          </table:table-cell>
          <table:table-cell office:value-type="float" office:value="10610.26" calcext:value-type="float">
            <text:p>10610.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rest</text:p>
          </table:table-cell>
          <table:table-cell office:value-type="string" calcext:value-type="string">
            <text:p>moheft_energy</text:p>
          </table:table-cell>
          <table:table-cell office:value-type="float" office:value="196.75" calcext:value-type="float">
            <text:p>196.75</text:p>
          </table:table-cell>
          <table:table-cell office:value-type="float" office:value="19648.04" calcext:value-type="float">
            <text:p>19648.04</text:p>
          </table:table-cell>
          <table:table-cell office:value-type="float" office:value="4372.84" calcext:value-type="float">
            <text:p>4372.84</text:p>
          </table:table-cell>
          <table:table-cell office:value-type="float" office:value="15275.19" calcext:value-type="float">
            <text:p>15275.19</text:p>
          </table:table-cell>
          <table:table-cell office:value-type="float" office:value="335.59" calcext:value-type="float">
            <text:p>335.59</text:p>
          </table:table-cell>
          <table:table-cell office:value-type="float" office:value="8714.75" calcext:value-type="float">
            <text:p>8714.75</text:p>
          </table:table-cell>
          <table:table-cell office:value-type="float" office:value="4077.08" calcext:value-type="float">
            <text:p>4077.08</text:p>
          </table:table-cell>
          <table:table-cell office:value-type="float" office:value="4637.67" calcext:value-type="float">
            <text:p>4637.67</text:p>
          </table:table-cell>
          <table:table-cell office:value-type="float" office:value="337.84" calcext:value-type="float">
            <text:p>337.84</text:p>
          </table:table-cell>
          <table:table-cell office:value-type="float" office:value="8708.07" calcext:value-type="float">
            <text:p>8708.07</text:p>
          </table:table-cell>
          <table:table-cell office:value-type="float" office:value="4089.12" calcext:value-type="float">
            <text:p>4089.12</text:p>
          </table:table-cell>
          <table:table-cell office:value-type="float" office:value="4618.95" calcext:value-type="float">
            <text:p>4618.95</text:p>
          </table:table-cell>
        </table:table-row>
        <table:table-row table:style-name="ro1">
          <table:table-cell office:value-type="string" calcext:value-type="string">
            <text:p>nearest</text:p>
          </table:table-cell>
          <table:table-cell office:value-type="string" calcext:value-type="string">
            <text:p>moheft_green_energy</text:p>
          </table:table-cell>
          <table:table-cell office:value-type="float" office:value="194.37" calcext:value-type="float">
            <text:p>194.37</text:p>
          </table:table-cell>
          <table:table-cell office:value-type="float" office:value="19028.5" calcext:value-type="float">
            <text:p>19028.5</text:p>
          </table:table-cell>
          <table:table-cell office:value-type="float" office:value="5086.73" calcext:value-type="float">
            <text:p>5086.73</text:p>
          </table:table-cell>
          <table:table-cell office:value-type="float" office:value="13941.77" calcext:value-type="float">
            <text:p>13941.77</text:p>
          </table:table-cell>
          <table:table-cell office:value-type="float" office:value="495.48" calcext:value-type="float">
            <text:p>495.48</text:p>
          </table:table-cell>
          <table:table-cell office:value-type="float" office:value="11708.87" calcext:value-type="float">
            <text:p>11708.87</text:p>
          </table:table-cell>
          <table:table-cell office:value-type="float" office:value="11240.07" calcext:value-type="float">
            <text:p>11240.07</text:p>
          </table:table-cell>
          <table:table-cell office:value-type="float" office:value="468.8" calcext:value-type="float">
            <text:p>468.8</text:p>
          </table:table-cell>
          <table:table-cell office:value-type="float" office:value="496.18" calcext:value-type="float">
            <text:p>496.18</text:p>
          </table:table-cell>
          <table:table-cell office:value-type="float" office:value="11664.98" calcext:value-type="float">
            <text:p>11664.98</text:p>
          </table:table-cell>
          <table:table-cell office:value-type="float" office:value="11201.12" calcext:value-type="float">
            <text:p>11201.12</text:p>
          </table:table-cell>
          <table:table-cell office:value-type="float" office:value="463.86" calcext:value-type="float">
            <text:p>463.86</text:p>
          </table:table-cell>
        </table:table-row>
        <table:table-row table:style-name="ro1">
          <table:table-cell office:value-type="string" calcext:value-type="string">
            <text:p>no_comm</text:p>
          </table:table-cell>
          <table:table-cell office:value-type="string" calcext:value-type="string">
            <text:p>heft_test</text:p>
          </table:table-cell>
          <table:table-cell office:value-type="float" office:value="194.41" calcext:value-type="float">
            <text:p>194.41</text:p>
          </table:table-cell>
          <table:table-cell office:value-type="float" office:value="14435.41" calcext:value-type="float">
            <text:p>14435.41</text:p>
          </table:table-cell>
          <table:table-cell office:value-type="float" office:value="3842.45" calcext:value-type="float">
            <text:p>3842.45</text:p>
          </table:table-cell>
          <table:table-cell office:value-type="float" office:value="10592.96" calcext:value-type="float">
            <text:p>10592.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_comm</text:p>
          </table:table-cell>
          <table:table-cell office:value-type="string" calcext:value-type="string">
            <text:p>moheft_energy</text:p>
          </table:table-cell>
          <table:table-cell office:value-type="float" office:value="196.38" calcext:value-type="float">
            <text:p>196.38</text:p>
          </table:table-cell>
          <table:table-cell office:value-type="float" office:value="19987.13" calcext:value-type="float">
            <text:p>19987.13</text:p>
          </table:table-cell>
          <table:table-cell office:value-type="float" office:value="4398.83" calcext:value-type="float">
            <text:p>4398.83</text:p>
          </table:table-cell>
          <table:table-cell office:value-type="float" office:value="15588.29" calcext:value-type="float">
            <text:p>15588.29</text:p>
          </table:table-cell>
          <table:table-cell office:value-type="float" office:value="307.43" calcext:value-type="float">
            <text:p>307.43</text:p>
          </table:table-cell>
          <table:table-cell office:value-type="float" office:value="10016.93" calcext:value-type="float">
            <text:p>10016.93</text:p>
          </table:table-cell>
          <table:table-cell office:value-type="float" office:value="3962.74" calcext:value-type="float">
            <text:p>3962.74</text:p>
          </table:table-cell>
          <table:table-cell office:value-type="float" office:value="6054.18" calcext:value-type="float">
            <text:p>6054.18</text:p>
          </table:table-cell>
          <table:table-cell office:value-type="float" office:value="307.55" calcext:value-type="float">
            <text:p>307.55</text:p>
          </table:table-cell>
          <table:table-cell office:value-type="float" office:value="9998.09" calcext:value-type="float">
            <text:p>9998.09</text:p>
          </table:table-cell>
          <table:table-cell office:value-type="float" office:value="3959.85" calcext:value-type="float">
            <text:p>3959.85</text:p>
          </table:table-cell>
          <table:table-cell office:value-type="float" office:value="6038.25" calcext:value-type="float">
            <text:p>6038.25</text:p>
          </table:table-cell>
        </table:table-row>
        <table:table-row table:style-name="ro1">
          <table:table-cell office:value-type="string" calcext:value-type="string">
            <text:p>no_comm</text:p>
          </table:table-cell>
          <table:table-cell office:value-type="string" calcext:value-type="string">
            <text:p>moheft_green_energy</text:p>
          </table:table-cell>
          <table:table-cell office:value-type="float" office:value="194.31" calcext:value-type="float">
            <text:p>194.31</text:p>
          </table:table-cell>
          <table:table-cell office:value-type="float" office:value="20538.8" calcext:value-type="float">
            <text:p>20538.8</text:p>
          </table:table-cell>
          <table:table-cell office:value-type="float" office:value="5473.6" calcext:value-type="float">
            <text:p>5473.6</text:p>
          </table:table-cell>
          <table:table-cell office:value-type="float" office:value="15065.2" calcext:value-type="float">
            <text:p>15065.2</text:p>
          </table:table-cell>
          <table:table-cell office:value-type="float" office:value="486.98" calcext:value-type="float">
            <text:p>486.98</text:p>
          </table:table-cell>
          <table:table-cell office:value-type="float" office:value="11767.95" calcext:value-type="float">
            <text:p>11767.95</text:p>
          </table:table-cell>
          <table:table-cell office:value-type="float" office:value="11149.87" calcext:value-type="float">
            <text:p>11149.87</text:p>
          </table:table-cell>
          <table:table-cell office:value-type="float" office:value="618.08" calcext:value-type="float">
            <text:p>618.08</text:p>
          </table:table-cell>
          <table:table-cell office:value-type="float" office:value="487.88" calcext:value-type="float">
            <text:p>487.88</text:p>
          </table:table-cell>
          <table:table-cell office:value-type="float" office:value="11777.57" calcext:value-type="float">
            <text:p>11777.57</text:p>
          </table:table-cell>
          <table:table-cell office:value-type="float" office:value="11160.94" calcext:value-type="float">
            <text:p>11160.94</text:p>
          </table:table-cell>
          <table:table-cell office:value-type="float" office:value="616.63" calcext:value-type="float">
            <text:p>616.63</text:p>
          </table:table-cell>
        </table:table-row>
        <table:table-row table:style-name="ro1">
          <table:table-cell office:value-type="string" calcext:value-type="string">
            <text:p>random_nearest</text:p>
          </table:table-cell>
          <table:table-cell office:value-type="string" calcext:value-type="string">
            <text:p>heft_test</text:p>
          </table:table-cell>
          <table:table-cell office:value-type="float" office:value="192.48" calcext:value-type="float">
            <text:p>192.48</text:p>
          </table:table-cell>
          <table:table-cell office:value-type="float" office:value="14251.17" calcext:value-type="float">
            <text:p>14251.17</text:p>
          </table:table-cell>
          <table:table-cell office:value-type="float" office:value="3728.95" calcext:value-type="float">
            <text:p>3728.95</text:p>
          </table:table-cell>
          <table:table-cell office:value-type="float" office:value="10522.22" calcext:value-type="float">
            <text:p>10522.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ndom_nearest</text:p>
          </table:table-cell>
          <table:table-cell office:value-type="string" calcext:value-type="string">
            <text:p>moheft_energy</text:p>
          </table:table-cell>
          <table:table-cell office:value-type="float" office:value="193.14" calcext:value-type="float">
            <text:p>193.14</text:p>
          </table:table-cell>
          <table:table-cell office:value-type="float" office:value="20287.22" calcext:value-type="float">
            <text:p>20287.22</text:p>
          </table:table-cell>
          <table:table-cell office:value-type="float" office:value="4121.89" calcext:value-type="float">
            <text:p>4121.89</text:p>
          </table:table-cell>
          <table:table-cell office:value-type="float" office:value="16165.33" calcext:value-type="float">
            <text:p>16165.33</text:p>
          </table:table-cell>
          <table:table-cell office:value-type="float" office:value="330.47" calcext:value-type="float">
            <text:p>330.47</text:p>
          </table:table-cell>
          <table:table-cell office:value-type="float" office:value="9249.21" calcext:value-type="float">
            <text:p>9249.21</text:p>
          </table:table-cell>
          <table:table-cell office:value-type="float" office:value="4104.14" calcext:value-type="float">
            <text:p>4104.14</text:p>
          </table:table-cell>
          <table:table-cell office:value-type="float" office:value="5145.07" calcext:value-type="float">
            <text:p>5145.07</text:p>
          </table:table-cell>
          <table:table-cell office:value-type="float" office:value="330.73" calcext:value-type="float">
            <text:p>330.73</text:p>
          </table:table-cell>
          <table:table-cell office:value-type="float" office:value="9242.57" calcext:value-type="float">
            <text:p>9242.57</text:p>
          </table:table-cell>
          <table:table-cell office:value-type="float" office:value="4116.34" calcext:value-type="float">
            <text:p>4116.34</text:p>
          </table:table-cell>
          <table:table-cell office:value-type="float" office:value="5126.23" calcext:value-type="float">
            <text:p>5126.23</text:p>
          </table:table-cell>
        </table:table-row>
        <table:table-row table:style-name="ro1">
          <table:table-cell office:value-type="string" calcext:value-type="string">
            <text:p>random_nearest</text:p>
          </table:table-cell>
          <table:table-cell office:value-type="string" calcext:value-type="string">
            <text:p>moheft_green_energy</text:p>
          </table:table-cell>
          <table:table-cell office:value-type="float" office:value="195.29" calcext:value-type="float">
            <text:p>195.29</text:p>
          </table:table-cell>
          <table:table-cell office:value-type="float" office:value="18900.19" calcext:value-type="float">
            <text:p>18900.19</text:p>
          </table:table-cell>
          <table:table-cell office:value-type="float" office:value="4651.19" calcext:value-type="float">
            <text:p>4651.19</text:p>
          </table:table-cell>
          <table:table-cell office:value-type="float" office:value="14249" calcext:value-type="float">
            <text:p>14249</text:p>
          </table:table-cell>
          <table:table-cell office:value-type="float" office:value="491.84" calcext:value-type="float">
            <text:p>491.84</text:p>
          </table:table-cell>
          <table:table-cell office:value-type="float" office:value="11869.84" calcext:value-type="float">
            <text:p>11869.84</text:p>
          </table:table-cell>
          <table:table-cell office:value-type="float" office:value="11326.54" calcext:value-type="float">
            <text:p>11326.54</text:p>
          </table:table-cell>
          <table:table-cell office:value-type="float" office:value="543.31" calcext:value-type="float">
            <text:p>543.31</text:p>
          </table:table-cell>
          <table:table-cell office:value-type="float" office:value="493.13" calcext:value-type="float">
            <text:p>493.13</text:p>
          </table:table-cell>
          <table:table-cell office:value-type="float" office:value="11901.51" calcext:value-type="float">
            <text:p>11901.51</text:p>
          </table:table-cell>
          <table:table-cell office:value-type="float" office:value="11359.56" calcext:value-type="float">
            <text:p>11359.56</text:p>
          </table:table-cell>
          <table:table-cell office:value-type="float" office:value="541.95" calcext:value-type="float">
            <text:p>541.95</text:p>
          </table:table-cell>
        </table:table-row>
        <table:table-row table:style-name="ro1">
          <table:table-cell office:value-type="string" calcext:value-type="string">
            <text:p>spread -period 2</text:p>
          </table:table-cell>
          <table:table-cell office:value-type="string" calcext:value-type="string">
            <text:p>heft_test</text:p>
          </table:table-cell>
          <table:table-cell office:value-type="float" office:value="194.69" calcext:value-type="float">
            <text:p>194.69</text:p>
          </table:table-cell>
          <table:table-cell office:value-type="float" office:value="14382.25" calcext:value-type="float">
            <text:p>14382.25</text:p>
          </table:table-cell>
          <table:table-cell office:value-type="float" office:value="3778.93" calcext:value-type="float">
            <text:p>3778.93</text:p>
          </table:table-cell>
          <table:table-cell office:value-type="float" office:value="10603.32" calcext:value-type="float">
            <text:p>10603.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read -period 2</text:p>
          </table:table-cell>
          <table:table-cell office:value-type="string" calcext:value-type="string">
            <text:p>moheft_energy</text:p>
          </table:table-cell>
          <table:table-cell office:value-type="float" office:value="195.42" calcext:value-type="float">
            <text:p>195.42</text:p>
          </table:table-cell>
          <table:table-cell office:value-type="float" office:value="19908.54" calcext:value-type="float">
            <text:p>19908.54</text:p>
          </table:table-cell>
          <table:table-cell office:value-type="float" office:value="4231.13" calcext:value-type="float">
            <text:p>4231.13</text:p>
          </table:table-cell>
          <table:table-cell office:value-type="float" office:value="15677.41" calcext:value-type="float">
            <text:p>15677.41</text:p>
          </table:table-cell>
          <table:table-cell office:value-type="float" office:value="323.25" calcext:value-type="float">
            <text:p>323.25</text:p>
          </table:table-cell>
          <table:table-cell office:value-type="float" office:value="9275.33" calcext:value-type="float">
            <text:p>9275.33</text:p>
          </table:table-cell>
          <table:table-cell office:value-type="float" office:value="4073.24" calcext:value-type="float">
            <text:p>4073.24</text:p>
          </table:table-cell>
          <table:table-cell office:value-type="float" office:value="5202.09" calcext:value-type="float">
            <text:p>5202.09</text:p>
          </table:table-cell>
          <table:table-cell office:value-type="float" office:value="323.46" calcext:value-type="float">
            <text:p>323.46</text:p>
          </table:table-cell>
          <table:table-cell office:value-type="float" office:value="9265.66" calcext:value-type="float">
            <text:p>9265.66</text:p>
          </table:table-cell>
          <table:table-cell office:value-type="float" office:value="4078.12" calcext:value-type="float">
            <text:p>4078.12</text:p>
          </table:table-cell>
          <table:table-cell office:value-type="float" office:value="5187.54" calcext:value-type="float">
            <text:p>5187.54</text:p>
          </table:table-cell>
        </table:table-row>
        <table:table-row table:style-name="ro1">
          <table:table-cell office:value-type="string" calcext:value-type="string">
            <text:p>spread -period 2</text:p>
          </table:table-cell>
          <table:table-cell office:value-type="string" calcext:value-type="string">
            <text:p>moheft_green_energy</text:p>
          </table:table-cell>
          <table:table-cell office:value-type="float" office:value="195.93" calcext:value-type="float">
            <text:p>195.93</text:p>
          </table:table-cell>
          <table:table-cell office:value-type="float" office:value="19760.4" calcext:value-type="float">
            <text:p>19760.4</text:p>
          </table:table-cell>
          <table:table-cell office:value-type="float" office:value="4736.89" calcext:value-type="float">
            <text:p>4736.89</text:p>
          </table:table-cell>
          <table:table-cell office:value-type="float" office:value="15023.51" calcext:value-type="float">
            <text:p>15023.51</text:p>
          </table:table-cell>
          <table:table-cell office:value-type="float" office:value="482.99" calcext:value-type="float">
            <text:p>482.99</text:p>
          </table:table-cell>
          <table:table-cell office:value-type="float" office:value="11861.19" calcext:value-type="float">
            <text:p>11861.19</text:p>
          </table:table-cell>
          <table:table-cell office:value-type="float" office:value="11233.38" calcext:value-type="float">
            <text:p>11233.38</text:p>
          </table:table-cell>
          <table:table-cell office:value-type="float" office:value="627.81" calcext:value-type="float">
            <text:p>627.81</text:p>
          </table:table-cell>
          <table:table-cell office:value-type="float" office:value="483.55" calcext:value-type="float">
            <text:p>483.55</text:p>
          </table:table-cell>
          <table:table-cell office:value-type="float" office:value="11854.45" calcext:value-type="float">
            <text:p>11854.45</text:p>
          </table:table-cell>
          <table:table-cell office:value-type="float" office:value="11235.2" calcext:value-type="float">
            <text:p>11235.2</text:p>
          </table:table-cell>
          <table:table-cell office:value-type="float" office:value="619.25" calcext:value-type="float">
            <text:p>619.25</text:p>
          </table:table-cell>
        </table:table-row>
        <table:table-row table:style-name="ro1">
          <table:table-cell office:value-type="string" calcext:value-type="string">
            <text:p>stencil_1d</text:p>
          </table:table-cell>
          <table:table-cell office:value-type="string" calcext:value-type="string">
            <text:p>heft_test</text:p>
          </table:table-cell>
          <table:table-cell office:value-type="float" office:value="196.47" calcext:value-type="float">
            <text:p>196.47</text:p>
          </table:table-cell>
          <table:table-cell office:value-type="float" office:value="14471" calcext:value-type="float">
            <text:p>14471</text:p>
          </table:table-cell>
          <table:table-cell office:value-type="float" office:value="3847.66" calcext:value-type="float">
            <text:p>3847.66</text:p>
          </table:table-cell>
          <table:table-cell office:value-type="float" office:value="10623.34" calcext:value-type="float">
            <text:p>10623.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ncil_1d</text:p>
          </table:table-cell>
          <table:table-cell office:value-type="string" calcext:value-type="string">
            <text:p>moheft_energy</text:p>
          </table:table-cell>
          <table:table-cell office:value-type="float" office:value="194.42" calcext:value-type="float">
            <text:p>194.42</text:p>
          </table:table-cell>
          <table:table-cell office:value-type="float" office:value="19307.67" calcext:value-type="float">
            <text:p>19307.67</text:p>
          </table:table-cell>
          <table:table-cell office:value-type="float" office:value="4555.58" calcext:value-type="float">
            <text:p>4555.58</text:p>
          </table:table-cell>
          <table:table-cell office:value-type="float" office:value="14752.08" calcext:value-type="float">
            <text:p>14752.08</text:p>
          </table:table-cell>
          <table:table-cell office:value-type="float" office:value="324.77" calcext:value-type="float">
            <text:p>324.77</text:p>
          </table:table-cell>
          <table:table-cell office:value-type="float" office:value="9128.97" calcext:value-type="float">
            <text:p>9128.97</text:p>
          </table:table-cell>
          <table:table-cell office:value-type="float" office:value="4002.77" calcext:value-type="float">
            <text:p>4002.77</text:p>
          </table:table-cell>
          <table:table-cell office:value-type="float" office:value="5126.19" calcext:value-type="float">
            <text:p>5126.19</text:p>
          </table:table-cell>
          <table:table-cell office:value-type="float" office:value="324.97" calcext:value-type="float">
            <text:p>324.97</text:p>
          </table:table-cell>
          <table:table-cell office:value-type="float" office:value="9110.47" calcext:value-type="float">
            <text:p>9110.47</text:p>
          </table:table-cell>
          <table:table-cell office:value-type="float" office:value="4001.13" calcext:value-type="float">
            <text:p>4001.13</text:p>
          </table:table-cell>
          <table:table-cell office:value-type="float" office:value="5109.33" calcext:value-type="float">
            <text:p>5109.33</text:p>
          </table:table-cell>
        </table:table-row>
        <table:table-row table:style-name="ro1">
          <table:table-cell office:value-type="string" calcext:value-type="string">
            <text:p>stencil_1d</text:p>
          </table:table-cell>
          <table:table-cell office:value-type="string" calcext:value-type="string">
            <text:p>moheft_green_energy</text:p>
          </table:table-cell>
          <table:table-cell office:value-type="float" office:value="194.03" calcext:value-type="float">
            <text:p>194.03</text:p>
          </table:table-cell>
          <table:table-cell office:value-type="float" office:value="19059.79" calcext:value-type="float">
            <text:p>19059.79</text:p>
          </table:table-cell>
          <table:table-cell office:value-type="float" office:value="5092.16" calcext:value-type="float">
            <text:p>5092.16</text:p>
          </table:table-cell>
          <table:table-cell office:value-type="float" office:value="13967.63" calcext:value-type="float">
            <text:p>13967.63</text:p>
          </table:table-cell>
          <table:table-cell office:value-type="float" office:value="493.3" calcext:value-type="float">
            <text:p>493.3</text:p>
          </table:table-cell>
          <table:table-cell office:value-type="float" office:value="11780.59" calcext:value-type="float">
            <text:p>11780.59</text:p>
          </table:table-cell>
          <table:table-cell office:value-type="float" office:value="11249.26" calcext:value-type="float">
            <text:p>11249.26</text:p>
          </table:table-cell>
          <table:table-cell office:value-type="float" office:value="531.33" calcext:value-type="float">
            <text:p>531.33</text:p>
          </table:table-cell>
          <table:table-cell office:value-type="float" office:value="493.83" calcext:value-type="float">
            <text:p>493.83</text:p>
          </table:table-cell>
          <table:table-cell office:value-type="float" office:value="11761.76" calcext:value-type="float">
            <text:p>11761.76</text:p>
          </table:table-cell>
          <table:table-cell office:value-type="float" office:value="11240.45" calcext:value-type="float">
            <text:p>11240.45</text:p>
          </table:table-cell>
          <table:table-cell office:value-type="float" office:value="521.31" calcext:value-type="float">
            <text:p>521.31</text:p>
          </table:table-cell>
        </table:table-row>
        <table:table-row table:style-name="ro1">
          <table:table-cell office:value-type="string" calcext:value-type="string">
            <text:p>stencil_1d_periodic</text:p>
          </table:table-cell>
          <table:table-cell office:value-type="string" calcext:value-type="string">
            <text:p>heft_test</text:p>
          </table:table-cell>
          <table:table-cell office:value-type="float" office:value="194.06" calcext:value-type="float">
            <text:p>194.06</text:p>
          </table:table-cell>
          <table:table-cell office:value-type="float" office:value="14377.99" calcext:value-type="float">
            <text:p>14377.99</text:p>
          </table:table-cell>
          <table:table-cell office:value-type="float" office:value="3814.57" calcext:value-type="float">
            <text:p>3814.57</text:p>
          </table:table-cell>
          <table:table-cell office:value-type="float" office:value="10563.42" calcext:value-type="float">
            <text:p>10563.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ncil_1d_periodic</text:p>
          </table:table-cell>
          <table:table-cell office:value-type="string" calcext:value-type="string">
            <text:p>moheft_energy</text:p>
          </table:table-cell>
          <table:table-cell office:value-type="float" office:value="196.16" calcext:value-type="float">
            <text:p>196.16</text:p>
          </table:table-cell>
          <table:table-cell office:value-type="float" office:value="19219.53" calcext:value-type="float">
            <text:p>19219.53</text:p>
          </table:table-cell>
          <table:table-cell office:value-type="float" office:value="4283.79" calcext:value-type="float">
            <text:p>4283.79</text:p>
          </table:table-cell>
          <table:table-cell office:value-type="float" office:value="14935.74" calcext:value-type="float">
            <text:p>14935.74</text:p>
          </table:table-cell>
          <table:table-cell office:value-type="float" office:value="334.79" calcext:value-type="float">
            <text:p>334.79</text:p>
          </table:table-cell>
          <table:table-cell office:value-type="float" office:value="8897.38" calcext:value-type="float">
            <text:p>8897.38</text:p>
          </table:table-cell>
          <table:table-cell office:value-type="float" office:value="4039.29" calcext:value-type="float">
            <text:p>4039.29</text:p>
          </table:table-cell>
          <table:table-cell office:value-type="float" office:value="4858.1" calcext:value-type="float">
            <text:p>4858.1</text:p>
          </table:table-cell>
          <table:table-cell office:value-type="float" office:value="335.21" calcext:value-type="float">
            <text:p>335.21</text:p>
          </table:table-cell>
          <table:table-cell office:value-type="float" office:value="8876.34" calcext:value-type="float">
            <text:p>8876.34</text:p>
          </table:table-cell>
          <table:table-cell office:value-type="float" office:value="4029.72" calcext:value-type="float">
            <text:p>4029.72</text:p>
          </table:table-cell>
          <table:table-cell office:value-type="float" office:value="4846.62" calcext:value-type="float">
            <text:p>4846.62</text:p>
          </table:table-cell>
        </table:table-row>
        <table:table-row table:style-name="ro1">
          <table:table-cell office:value-type="string" calcext:value-type="string">
            <text:p>stencil_1d_periodic</text:p>
          </table:table-cell>
          <table:table-cell office:value-type="string" calcext:value-type="string">
            <text:p>moheft_green_energy</text:p>
          </table:table-cell>
          <table:table-cell office:value-type="float" office:value="195.79" calcext:value-type="float">
            <text:p>195.79</text:p>
          </table:table-cell>
          <table:table-cell office:value-type="float" office:value="19929.04" calcext:value-type="float">
            <text:p>19929.04</text:p>
          </table:table-cell>
          <table:table-cell office:value-type="float" office:value="5456.11" calcext:value-type="float">
            <text:p>5456.11</text:p>
          </table:table-cell>
          <table:table-cell office:value-type="float" office:value="14472.93" calcext:value-type="float">
            <text:p>14472.93</text:p>
          </table:table-cell>
          <table:table-cell office:value-type="float" office:value="488.06" calcext:value-type="float">
            <text:p>488.06</text:p>
          </table:table-cell>
          <table:table-cell office:value-type="float" office:value="11782.72" calcext:value-type="float">
            <text:p>11782.72</text:p>
          </table:table-cell>
          <table:table-cell office:value-type="float" office:value="11277.76" calcext:value-type="float">
            <text:p>11277.76</text:p>
          </table:table-cell>
          <table:table-cell office:value-type="float" office:value="504.96" calcext:value-type="float">
            <text:p>504.96</text:p>
          </table:table-cell>
          <table:table-cell office:value-type="float" office:value="488.19" calcext:value-type="float">
            <text:p>488.19</text:p>
          </table:table-cell>
          <table:table-cell office:value-type="float" office:value="11731.75" calcext:value-type="float">
            <text:p>11731.75</text:p>
          </table:table-cell>
          <table:table-cell office:value-type="float" office:value="11231.24" calcext:value-type="float">
            <text:p>11231.24</text:p>
          </table:table-cell>
          <table:table-cell office:value-type="float" office:value="500.51" calcext:value-type="float">
            <text:p>500.51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heft_test</text:p>
          </table:table-cell>
          <table:table-cell office:value-type="float" office:value="192.88" calcext:value-type="float">
            <text:p>192.88</text:p>
          </table:table-cell>
          <table:table-cell office:value-type="float" office:value="13230.43" calcext:value-type="float">
            <text:p>13230.43</text:p>
          </table:table-cell>
          <table:table-cell office:value-type="float" office:value="4010.48" calcext:value-type="float">
            <text:p>4010.48</text:p>
          </table:table-cell>
          <table:table-cell office:value-type="float" office:value="9219.95" calcext:value-type="float">
            <text:p>9219.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moheft_energy</text:p>
          </table:table-cell>
          <table:table-cell office:value-type="float" office:value="190.15" calcext:value-type="float">
            <text:p>190.15</text:p>
          </table:table-cell>
          <table:table-cell office:value-type="float" office:value="18653.68" calcext:value-type="float">
            <text:p>18653.68</text:p>
          </table:table-cell>
          <table:table-cell office:value-type="float" office:value="4695.35" calcext:value-type="float">
            <text:p>4695.35</text:p>
          </table:table-cell>
          <table:table-cell office:value-type="float" office:value="13958.34" calcext:value-type="float">
            <text:p>13958.34</text:p>
          </table:table-cell>
          <table:table-cell office:value-type="float" office:value="306.41" calcext:value-type="float">
            <text:p>306.41</text:p>
          </table:table-cell>
          <table:table-cell office:value-type="float" office:value="9176.07" calcext:value-type="float">
            <text:p>9176.07</text:p>
          </table:table-cell>
          <table:table-cell office:value-type="float" office:value="3820.92" calcext:value-type="float">
            <text:p>3820.92</text:p>
          </table:table-cell>
          <table:table-cell office:value-type="float" office:value="5355.16" calcext:value-type="float">
            <text:p>5355.16</text:p>
          </table:table-cell>
          <table:table-cell office:value-type="float" office:value="306.6" calcext:value-type="float">
            <text:p>306.6</text:p>
          </table:table-cell>
          <table:table-cell office:value-type="float" office:value="9172.22" calcext:value-type="float">
            <text:p>9172.22</text:p>
          </table:table-cell>
          <table:table-cell office:value-type="float" office:value="3804.38" calcext:value-type="float">
            <text:p>3804.38</text:p>
          </table:table-cell>
          <table:table-cell office:value-type="float" office:value="5367.84" calcext:value-type="float">
            <text:p>5367.84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moheft_green_energy</text:p>
          </table:table-cell>
          <table:table-cell office:value-type="float" office:value="191.47" calcext:value-type="float">
            <text:p>191.47</text:p>
          </table:table-cell>
          <table:table-cell office:value-type="float" office:value="17640.97" calcext:value-type="float">
            <text:p>17640.97</text:p>
          </table:table-cell>
          <table:table-cell office:value-type="float" office:value="4833.95" calcext:value-type="float">
            <text:p>4833.95</text:p>
          </table:table-cell>
          <table:table-cell office:value-type="float" office:value="12807.02" calcext:value-type="float">
            <text:p>12807.02</text:p>
          </table:table-cell>
          <table:table-cell office:value-type="float" office:value="499.91" calcext:value-type="float">
            <text:p>499.91</text:p>
          </table:table-cell>
          <table:table-cell office:value-type="float" office:value="10938.4" calcext:value-type="float">
            <text:p>10938.4</text:p>
          </table:table-cell>
          <table:table-cell office:value-type="float" office:value="10434.74" calcext:value-type="float">
            <text:p>10434.74</text:p>
          </table:table-cell>
          <table:table-cell office:value-type="float" office:value="503.66" calcext:value-type="float">
            <text:p>503.66</text:p>
          </table:table-cell>
          <table:table-cell office:value-type="float" office:value="500.8" calcext:value-type="float">
            <text:p>500.8</text:p>
          </table:table-cell>
          <table:table-cell office:value-type="float" office:value="10922.5" calcext:value-type="float">
            <text:p>10922.5</text:p>
          </table:table-cell>
          <table:table-cell office:value-type="float" office:value="10419.82" calcext:value-type="float">
            <text:p>10419.82</text:p>
          </table:table-cell>
          <table:table-cell office:value-type="float" office:value="502.67" calcext:value-type="float">
            <text:p>502.67</text:p>
          </table:table-cell>
        </table:table-row>
        <table:table-row table:style-name="ro1">
          <table:table-cell office:value-type="string" calcext:value-type="string">
            <text:p>trivial</text:p>
          </table:table-cell>
          <table:table-cell office:value-type="string" calcext:value-type="string">
            <text:p>heft_test</text:p>
          </table:table-cell>
          <table:table-cell office:value-type="float" office:value="176.24" calcext:value-type="float">
            <text:p>176.24</text:p>
          </table:table-cell>
          <table:table-cell office:value-type="float" office:value="14492.8" calcext:value-type="float">
            <text:p>14492.8</text:p>
          </table:table-cell>
          <table:table-cell office:value-type="float" office:value="3722.52" calcext:value-type="float">
            <text:p>3722.52</text:p>
          </table:table-cell>
          <table:table-cell office:value-type="float" office:value="10770.28" calcext:value-type="float">
            <text:p>10770.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ivial</text:p>
          </table:table-cell>
          <table:table-cell office:value-type="string" calcext:value-type="string">
            <text:p>moheft_energy</text:p>
          </table:table-cell>
          <table:table-cell office:value-type="float" office:value="176.24" calcext:value-type="float">
            <text:p>176.24</text:p>
          </table:table-cell>
          <table:table-cell office:value-type="float" office:value="20160.82" calcext:value-type="float">
            <text:p>20160.82</text:p>
          </table:table-cell>
          <table:table-cell office:value-type="float" office:value="4211.62" calcext:value-type="float">
            <text:p>4211.62</text:p>
          </table:table-cell>
          <table:table-cell office:value-type="float" office:value="15949.19" calcext:value-type="float">
            <text:p>15949.19</text:p>
          </table:table-cell>
          <table:table-cell office:value-type="float" office:value="300.54" calcext:value-type="float">
            <text:p>300.54</text:p>
          </table:table-cell>
          <table:table-cell office:value-type="float" office:value="9730.69" calcext:value-type="float">
            <text:p>9730.69</text:p>
          </table:table-cell>
          <table:table-cell office:value-type="float" office:value="3889.2" calcext:value-type="float">
            <text:p>3889.2</text:p>
          </table:table-cell>
          <table:table-cell office:value-type="float" office:value="5841.49" calcext:value-type="float">
            <text:p>5841.49</text:p>
          </table:table-cell>
          <table:table-cell office:value-type="float" office:value="300.97" calcext:value-type="float">
            <text:p>300.97</text:p>
          </table:table-cell>
          <table:table-cell office:value-type="float" office:value="9726.69" calcext:value-type="float">
            <text:p>9726.69</text:p>
          </table:table-cell>
          <table:table-cell office:value-type="float" office:value="3876.55" calcext:value-type="float">
            <text:p>3876.55</text:p>
          </table:table-cell>
          <table:table-cell office:value-type="float" office:value="5850.15" calcext:value-type="float">
            <text:p>5850.15</text:p>
          </table:table-cell>
        </table:table-row>
        <table:table-row table:style-name="ro1">
          <table:table-cell office:value-type="string" calcext:value-type="string">
            <text:p>trivial</text:p>
          </table:table-cell>
          <table:table-cell office:value-type="string" calcext:value-type="string">
            <text:p>moheft_green_energy</text:p>
          </table:table-cell>
          <table:table-cell office:value-type="float" office:value="176.24" calcext:value-type="float">
            <text:p>176.24</text:p>
          </table:table-cell>
          <table:table-cell office:value-type="float" office:value="21078.84" calcext:value-type="float">
            <text:p>21078.84</text:p>
          </table:table-cell>
          <table:table-cell office:value-type="float" office:value="5434.96" calcext:value-type="float">
            <text:p>5434.96</text:p>
          </table:table-cell>
          <table:table-cell office:value-type="float" office:value="15643.88" calcext:value-type="float">
            <text:p>15643.88</text:p>
          </table:table-cell>
          <table:table-cell office:value-type="float" office:value="879.04" calcext:value-type="float">
            <text:p>879.04</text:p>
          </table:table-cell>
          <table:table-cell office:value-type="float" office:value="11125.68" calcext:value-type="float">
            <text:p>11125.68</text:p>
          </table:table-cell>
          <table:table-cell office:value-type="float" office:value="9495.61" calcext:value-type="float">
            <text:p>9495.61</text:p>
          </table:table-cell>
          <table:table-cell office:value-type="float" office:value="1630.07" calcext:value-type="float">
            <text:p>1630.07</text:p>
          </table:table-cell>
          <table:table-cell office:value-type="float" office:value="879.55" calcext:value-type="float">
            <text:p>879.55</text:p>
          </table:table-cell>
          <table:table-cell office:value-type="float" office:value="11129.72" calcext:value-type="float">
            <text:p>11129.72</text:p>
          </table:table-cell>
          <table:table-cell office:value-type="float" office:value="9505.89" calcext:value-type="float">
            <text:p>9505.89</text:p>
          </table:table-cell>
          <table:table-cell office:value-type="float" office:value="1623.83" calcext:value-type="float">
            <text:p>1623.83</text:p>
          </table:table-cell>
        </table:table-row>
      </table:table>
      <table:named-expressions/>
      <table:database-ranges>
        <table:database-range table:name="__Anonymous_Sheet_DB__0" table:target-range-address="experiment_2_1.A1:experiment_2_1.N3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4T15:04:43.491669561</dc:date>
    <meta:editing-duration>PT43S</meta:editing-duration>
    <meta:editing-cycles>1</meta:editing-cycles>
    <meta:document-statistic meta:table-count="1" meta:cell-count="354" meta:object-count="0"/>
    <meta:generator>LibreOffice/7.3.7.2$Linux_X86_64 LibreOffice_project/30$Build-2</meta:generator>
  </office:meta>
</office:document-meta>
</file>